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13" style:family="table-row">
      <style:table-row-properties style:min-row-height="0.889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399cm" style:rel-column-width="1927*"/>
    </style:style>
    <style:style style:name="Table2.B" style:family="table-column">
      <style:table-column-properties style:column-width="3.401cm" style:rel-column-width="192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6pt" fo:font-weight="bold" officeooo:rsid="000b3ba8" officeooo:paragraph-rsid="000b3ba8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dbfe4" officeooo:paragraph-rsid="000dbfe4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e0e1b" officeooo:paragraph-rsid="001e0e1b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fd107" officeooo:paragraph-rsid="001fd107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fo:font-weight="normal" officeooo:rsid="000b3ba8" officeooo:paragraph-rsid="000b3ba8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c9e5d" officeooo:paragraph-rsid="000c9e5d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dbfe4" officeooo:paragraph-rsid="000dbfe4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fd107" officeooo:paragraph-rsid="001fd107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fd107" officeooo:paragraph-rsid="0020ed8f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20ed8f" officeooo:paragraph-rsid="0020ed8f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0dbfe4" officeooo:paragraph-rsid="000dbfe4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0fb483" officeooo:paragraph-rsid="000fb483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0a27c" officeooo:paragraph-rsid="000fb483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10a27c" officeooo:paragraph-rsid="0010a27c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43d39" officeooo:paragraph-rsid="00143d39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143d39" officeooo:paragraph-rsid="001483f8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1e0e1b" officeooo:paragraph-rsid="001e0e1b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1fd107" officeooo:paragraph-rsid="001fd107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officeooo:rsid="00143d39" officeooo:paragraph-rsid="00143d39" style:font-size-asian="12.25pt" style:font-size-complex="14pt"/>
    </style:style>
    <style:style style:name="P20" style:family="paragraph" style:parent-style-name="Standard">
      <style:text-properties fo:font-size="14pt" officeooo:rsid="001483f8" officeooo:paragraph-rsid="001483f8" style:font-size-asian="12.25pt" style:font-size-complex="14pt"/>
    </style:style>
    <style:style style:name="P21" style:family="paragraph" style:parent-style-name="Standard">
      <style:text-properties fo:font-size="14pt" officeooo:rsid="001e0e1b" officeooo:paragraph-rsid="001e0e1b" style:font-size-asian="12.25pt" style:font-size-complex="14pt"/>
    </style:style>
    <style:style style:name="P22" style:family="paragraph" style:parent-style-name="Table_20_Contents">
      <style:text-properties fo:font-size="14pt" officeooo:rsid="001e0e1b" officeooo:paragraph-rsid="001e0e1b" style:font-size-asian="12.25pt" style:font-size-complex="14pt"/>
    </style:style>
    <style:style style:name="P23" style:family="paragraph" style:parent-style-name="Table_20_Contents">
      <style:text-properties fo:font-size="14pt" style:font-size-asian="12.25pt" style:font-size-complex="14pt"/>
    </style:style>
    <style:style style:name="P24" style:family="paragraph" style:parent-style-name="Table_20_Contents">
      <style:text-properties fo:font-size="14pt" officeooo:rsid="0010a27c" officeooo:paragraph-rsid="0010a27c" style:font-size-asian="12.25pt" style:font-size-complex="14pt"/>
    </style:style>
    <style:style style:name="P25" style:family="paragraph" style:parent-style-name="Table_20_Contents">
      <style:text-properties fo:font-size="14pt" officeooo:rsid="00117c23" officeooo:paragraph-rsid="00117c23" style:font-size-asian="12.25pt" style:font-size-complex="14pt"/>
    </style:style>
    <style:style style:name="P26" style:family="paragraph" style:parent-style-name="Table_20_Contents">
      <style:text-properties fo:font-size="14pt" officeooo:rsid="00117c23" officeooo:paragraph-rsid="0012b224" style:font-size-asian="12.25pt" style:font-size-complex="14pt"/>
    </style:style>
    <style:style style:name="P27" style:family="paragraph" style:parent-style-name="Table_20_Contents">
      <style:text-properties fo:font-size="14pt" officeooo:rsid="0012b224" officeooo:paragraph-rsid="0012b224" style:font-size-asian="12.25pt" style:font-size-complex="14pt"/>
    </style:style>
    <style:style style:name="P28" style:family="paragraph" style:parent-style-name="Table_20_Contents">
      <style:text-properties fo:font-size="14pt" officeooo:rsid="0012b224" officeooo:paragraph-rsid="001483f8" style:font-size-asian="12.25pt" style:font-size-complex="14pt"/>
    </style:style>
    <style:style style:name="P29" style:family="paragraph" style:parent-style-name="Table_20_Contents">
      <style:text-properties fo:font-size="14pt" officeooo:rsid="00191fd6" officeooo:paragraph-rsid="00191fd6" style:font-size-asian="12.25pt" style:font-size-complex="14pt"/>
    </style:style>
    <style:style style:name="P30" style:family="paragraph" style:parent-style-name="Table_20_Contents">
      <style:text-properties fo:font-size="14pt" officeooo:rsid="00197126" officeooo:paragraph-rsid="00197126" style:font-size-asian="12.25pt" style:font-size-complex="14pt"/>
    </style:style>
    <style:style style:name="P31" style:family="paragraph" style:parent-style-name="Table_20_Contents">
      <style:text-properties fo:font-size="14pt" officeooo:rsid="00197126" officeooo:paragraph-rsid="001a0000" style:font-size-asian="12.25pt" style:font-size-complex="14pt"/>
    </style:style>
    <style:style style:name="P32" style:family="paragraph" style:parent-style-name="Table_20_Contents">
      <style:text-properties fo:font-size="14pt" officeooo:rsid="00197126" officeooo:paragraph-rsid="001bd8f3" style:font-size-asian="12.25pt" style:font-size-complex="14pt"/>
    </style:style>
    <style:style style:name="P33" style:family="paragraph" style:parent-style-name="Table_20_Contents">
      <style:text-properties fo:font-size="14pt" officeooo:rsid="00197126" officeooo:paragraph-rsid="001cdb88" style:font-size-asian="12.25pt" style:font-size-complex="14pt"/>
    </style:style>
    <style:style style:name="P34" style:family="paragraph" style:parent-style-name="Footer">
      <style:paragraph-properties fo:text-align="center" style:justify-single-word="false"/>
    </style:style>
    <style:style style:name="P35" style:family="paragraph" style:parent-style-name="Standard">
      <style:text-properties fo:color="#000000" loext:opacity="100%" style:font-name="Liberation Serif" fo:font-size="14pt" fo:font-weight="normal" officeooo:rsid="00143d39" officeooo:paragraph-rsid="00143d39" fo:background-color="#ffffff" style:font-size-asian="14pt" style:font-size-complex="14pt"/>
    </style:style>
    <style:style style:name="P3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37" style:family="paragraph" style:parent-style-name="Standard">
      <style:text-properties fo:color="#000000" loext:opacity="100%" style:font-name="Droid Sans Mono" fo:font-size="10.5pt" fo:font-weight="normal" officeooo:rsid="00240117" officeooo:paragraph-rsid="00240117" fo:background-color="#ffffff" style:font-size-asian="12.25pt" style:font-weight-asian="normal" style:font-size-complex="14pt" style:font-weight-complex="normal"/>
    </style:style>
    <style:style style:name="P38" style:family="paragraph" style:parent-style-name="Standard">
      <style:text-properties fo:font-size="14pt" fo:font-weight="normal" officeooo:rsid="000fb483" officeooo:paragraph-rsid="000fb483" style:font-size-asian="12.25pt" style:font-weight-asian="normal" style:font-size-complex="14pt" style:font-weight-complex="normal"/>
    </style:style>
    <style:style style:name="P39" style:family="paragraph" style:parent-style-name="Standard">
      <style:text-properties fo:font-size="14pt" fo:font-weight="normal" officeooo:rsid="00240117" officeooo:paragraph-rsid="00240117" style:font-size-asian="12.25pt" style:font-weight-asian="normal" style:font-size-complex="14pt" style:font-weight-complex="normal"/>
    </style:style>
    <style:style style:name="P40" style:family="paragraph" style:parent-style-name="Standard">
      <style:text-properties fo:font-size="14pt" fo:font-weight="normal" officeooo:rsid="00246383" officeooo:paragraph-rsid="00246383" style:font-size-asian="12.25pt" style:font-weight-asian="normal" style:font-size-complex="14pt" style:font-weight-complex="normal"/>
    </style:style>
    <style:style style:name="P41" style:family="paragraph" style:parent-style-name="Standard">
      <style:text-properties fo:font-size="14pt" fo:font-weight="normal" officeooo:rsid="001fd107" officeooo:paragraph-rsid="001fd107" style:font-size-asian="12.25pt" style:font-weight-asian="normal" style:font-size-complex="14pt" style:font-weight-complex="normal"/>
    </style:style>
    <style:style style:name="P42" style:family="paragraph" style:parent-style-name="Standard">
      <style:text-properties fo:font-size="14pt" fo:font-weight="normal" officeooo:rsid="001fd107" officeooo:paragraph-rsid="002bcdfb" style:font-size-asian="12.25pt" style:font-weight-asian="normal" style:font-size-complex="14pt" style:font-weight-complex="normal"/>
    </style:style>
    <style:style style:name="P43" style:family="paragraph" style:parent-style-name="Standard">
      <style:text-properties fo:font-size="16pt" fo:font-weight="bold" officeooo:rsid="0010a27c" officeooo:paragraph-rsid="0010a27c" style:font-size-asian="16pt" style:font-weight-asian="bold" style:font-size-complex="16pt" style:font-weight-complex="bold"/>
    </style:style>
    <style:style style:name="P44" style:family="paragraph" style:parent-style-name="Standard">
      <style:text-properties style:font-name="Liberation Serif" fo:font-size="16pt" fo:font-weight="bold" officeooo:rsid="00240117" officeooo:paragraph-rsid="00240117" style:font-size-asian="16pt" style:font-weight-asian="bold" style:font-size-complex="16pt" style:font-weight-complex="bold"/>
    </style:style>
    <style:style style:name="P45" style:family="paragraph" style:parent-style-name="Standard">
      <style:paragraph-properties style:line-height-at-least="0.503cm"/>
    </style:style>
    <style:style style:name="P46" style:family="paragraph" style:parent-style-name="Table_20_Contents">
      <style:text-properties fo:font-size="14pt" style:font-size-asian="12.25pt" style:font-size-complex="14pt"/>
    </style:style>
    <style:style style:name="P47" style:family="paragraph" style:parent-style-name="Table_20_Contents">
      <style:text-properties fo:font-size="14pt" officeooo:rsid="001e0e1b" officeooo:paragraph-rsid="002168bc" style:font-size-asian="12.25pt" style:font-size-complex="14pt"/>
    </style:style>
    <style:style style:name="P48" style:family="paragraph" style:parent-style-name="Table_20_Contents">
      <style:text-properties fo:font-size="14pt" officeooo:rsid="00221f6d" officeooo:paragraph-rsid="00221f6d" style:font-size-asian="12.25pt" style:font-size-complex="14pt"/>
    </style:style>
    <style:style style:name="T1" style:family="text">
      <style:text-properties officeooo:rsid="0012b224"/>
    </style:style>
    <style:style style:name="T2" style:family="text">
      <style:text-properties fo:color="#000000" loext:opacity="100%" style:font-name="Liberation Serif" fo:font-weight="normal" fo:background-color="#ffffff" loext:char-shading-value="0" style:font-size-asian="14pt"/>
    </style:style>
    <style:style style:name="T3" style:family="text">
      <style:text-properties officeooo:rsid="001483f8"/>
    </style:style>
    <style:style style:name="T4" style:family="text">
      <style:text-properties officeooo:rsid="001bd8f3"/>
    </style:style>
    <style:style style:name="T5" style:family="text">
      <style:text-properties officeooo:rsid="001cdb88"/>
    </style:style>
    <style:style style:name="T6" style:family="text">
      <style:text-properties officeooo:rsid="00209738"/>
    </style:style>
    <style:style style:name="T7" style:family="text">
      <style:text-properties officeooo:rsid="0020ed8f"/>
    </style:style>
    <style:style style:name="T8" style:family="text">
      <style:text-properties officeooo:rsid="00221f6d"/>
    </style:style>
    <style:style style:name="T9" style:family="text">
      <style:text-properties fo:color="#0000ff" loext:opacity="100%"/>
    </style:style>
    <style:style style:name="T10" style:family="text">
      <style:text-properties fo:color="#098658" loext:opacity="100%"/>
    </style:style>
    <style:style style:name="T11" style:family="text">
      <style:text-properties officeooo:rsid="0026d1ff"/>
    </style:style>
    <style:style style:name="T12" style:family="text">
      <style:text-properties officeooo:rsid="00282568"/>
    </style:style>
    <style:style style:name="T13" style:family="text">
      <style:text-properties officeooo:rsid="00291641"/>
    </style:style>
    <style:style style:name="T14" style:family="text">
      <style:text-properties fo:font-size="16pt" fo:font-weight="bold" officeooo:rsid="00282568" style:font-size-asian="16pt" style:font-weight-asian="bold" style:font-size-complex="16pt" style:font-weight-complex="bold"/>
    </style:style>
    <style:style style:name="T15" style:family="text">
      <style:text-properties officeooo:rsid="002bcd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словие задачи:</text:p>
      <text:p text:style-name="P1"/>
      <text:p text:style-name="P5">Разреженная (содержащая много нулей) матрица хранится в форме 3-х объектов:</text:p>
      <text:p text:style-name="P5">- вектор A содержит значения ненулевых элементов;</text:p>
      <text:p text:style-name="P5">- вектор IA содержит номера строк для элементов вектора A;</text:p>
      <text:p text:style-name="P5">- вектор JA, в элементе Nk которого находится номер компонент</text:p>
      <text:p text:style-name="P5">в A и IA, с которых начинается описание столбца Nk матрицы A.</text:p>
      <text:p text:style-name="P5">1. Смоделировать операцию умножения вектора-строки хранящегося в форме</text:p>
      <text:p text:style-name="P5">вектора A и вектора, содержащего номера столбцов этих элементов, и матрицы,</text:p>
      <text:p text:style-name="P5">хранящейся в указанной форме, с получением результата в форме хранения</text:p>
      <text:p text:style-name="P5">вектора-строки.</text:p>
      <text:p text:style-name="P5">2. Произвести операцию умножения, применяя стандартный алгоритм работы с</text:p>
      <text:p text:style-name="P5">матрицами.</text:p>
      <text:p text:style-name="P5">3. Сравнить время выполнения операций и объем памяти при использовании</text:p>
      <text:p text:style-name="P5">этих 2-х алгоритмов при различном проценте заполнения матриц.</text:p>
      <text:p text:style-name="P5"/>
      <text:p text:style-name="P1">Техническое задание:</text:p>
      <text:p text:style-name="P1"/>
      <text:p text:style-name="P5">1. Программа обрабатывает целые числа, поэтому все входные данные – целые числа.</text:p>
      <text:p text:style-name="P5">2. Размерности матриц больше 0.</text:p>
      <text:p text:style-name="P6">3. Заполнение массивов осуществляется пока пользователь не введет 0 в массив ненулевых элементов.</text:p>
      <text:p text:style-name="P6">4. Ввод осуществляется по столбцам: элемент 0-го столбца, его строка и столбец, следующий элемент этого столбца и так далее.</text:p>
      <text:p text:style-name="P6">5. В файле данные хранятся так: 1-я строка – размерности матрицы, вторая строка – ненулевые элементы матрицы, 3-я сттрока их строки, 4-я их столбцы, 5-я ненулевые элементы вектора-строки, 6-я – их столбцы. </text:p>
      <text:p text:style-name="P7">6. Строки в файле заканчиваются символом ‘\n’.</text:p>
      <text:p text:style-name="P7">7. Нумерация столбцов/строк начинается от нуля до количества столбцов/строк – 1.</text:p>
      <text:p text:style-name="P7"/>
      <text:p text:style-name="P2">Алгоритм:</text:p>
      <text:p text:style-name="P2"/>
      <text:p text:style-name="P11">1. Программа выводит краткую информацию по тому, как она работает.</text:p>
      <text:p text:style-name="P11">2. Пользователю предлагается выбрать метод ввода матрицы, вручную или из файла.</text:p>
      <text:p text:style-name="P11">3. Программа получает данные, заполняет координатное представление матрицы и вектора строки.</text:p>
      <text:p text:style-name="P11">4. Создается представление введенных матриц в “нормальном” виде.</text:p>
      <text:p text:style-name="P11">5. Перемножаются вектор строка и матрица в обычном виде.</text:p>
      <text:p text:style-name="P11"><text:soft-page-break/>6. Создается разреженное представление матрицы.</text:p>
      <text:p text:style-name="P12">7. Перемножается вектор-строка в представлении: ненулевые элементы и их столбцы, на матрицу в разреженном представлении.</text:p>
      <text:p text:style-name="P12">8. Выводятся результаты умнржения каждвм способом, замеров времени, памяти.</text:p>
      <text:p text:style-name="P39"/>
      <text:p text:style-name="P44">Типы данных:</text:p>
      <text:p text:style-name="P39"/>
      <text:p text:style-name="P39">В программе используются 3 структуры:</text:p>
      <text:p text:style-name="P39"/>
      <text:p text:style-name="P37"><text:span text:style-name="T9">MAX_LEN <text:s/>= </text:span><text:span text:style-name="T10">10000</text:span></text:p>
      <text:p text:style-name="P39"/>
      <text:p text:style-name="P37"><text:span text:style-name="T9">typedef</text:span> <text:span text:style-name="T9">struct</text:span> </text:p>
      <text:p text:style-name="P36">{</text:p>
      <text:p text:style-name="P36"><text:span text:style-name="T9">int</text:span> a[MAX_LEN + <text:span text:style-name="T10">1</text:span>];</text:p>
      <text:p text:style-name="P36"><text:span text:style-name="T9">int</text:span> ia[MAX_LEN + <text:span text:style-name="T10">1</text:span>];</text:p>
      <text:p text:style-name="P36"><text:span text:style-name="T9">int</text:span> ja[MAX_LEN + <text:span text:style-name="T10">1</text:span>];</text:p>
      <text:p text:style-name="P36"><text:span text:style-name="T9">int</text:span> len_a;</text:p>
      <text:p text:style-name="P36"><text:span text:style-name="T9">int</text:span> rows;</text:p>
      <text:p text:style-name="P36"><text:span text:style-name="T9">int</text:span> columns;</text:p>
      <text:p text:style-name="P36">} coord;</text:p>
      <text:p text:style-name="P45"/>
      <text:p text:style-name="P36"><text:span text:style-name="T9">typedef</text:span> <text:span text:style-name="T9">struct</text:span></text:p>
      <text:p text:style-name="P36">{</text:p>
      <text:p text:style-name="P36"><text:span text:style-name="T9">int</text:span> matrix[MAX_LEN / <text:span text:style-name="T10">100</text:span>][MAX_LEN / <text:span text:style-name="T10">100</text:span>];</text:p>
      <text:p text:style-name="P36"><text:span text:style-name="T9">int</text:span> rows;</text:p>
      <text:p text:style-name="P36"><text:span text:style-name="T9">int</text:span> columns;</text:p>
      <text:p text:style-name="P36">} reg_matrix;</text:p>
      <text:p text:style-name="P45"/>
      <text:p text:style-name="P36"><text:span text:style-name="T9">typedef</text:span> <text:span text:style-name="T9">struct</text:span> </text:p>
      <text:p text:style-name="P36">{</text:p>
      <text:p text:style-name="P36"><text:span text:style-name="T9">int</text:span> a[MAX_LEN + <text:span text:style-name="T10">1</text:span>];</text:p>
      <text:p text:style-name="P36"><text:span text:style-name="T9">int</text:span> ia[MAX_LEN + <text:span text:style-name="T10">1</text:span>];</text:p>
      <text:p text:style-name="P36"><text:span text:style-name="T9">int</text:span> ja[MAX_LEN + <text:span text:style-name="T10">1</text:span>];</text:p>
      <text:p text:style-name="P36"><text:span text:style-name="T9">int</text:span> len_a;</text:p>
      <text:p text:style-name="P36"><text:span text:style-name="T9">int</text:span> rows;</text:p>
      <text:p text:style-name="P36"><text:span text:style-name="T9">int</text:span> columns;</text:p>
      <text:p text:style-name="P36">} sparse;</text:p>
      <text:p text:style-name="P39"/>
      <text:p text:style-name="P39"/>
      <text:p text:style-name="P40">Певрая структура описывает координатную форму записи матрицы, вторая – стандартную форму записи, третья – разреженную.</text:p>
      <text:p text:style-name="P13"/>
      <text:p text:style-name="P43"/>
      <text:p text:style-name="P43"/>
      <text:p text:style-name="P43"/>
      <text:p text:style-name="P43"><text:soft-page-break/>Тесты:</text:p>
      <text:p text:style-name="P1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4">Входные данные</text:p>
          </table:table-cell>
          <table:table-cell table:style-name="Table1.A1" office:value-type="string">
            <text:p text:style-name="P24">Выход программы</text:p>
          </table:table-cell>
          <table:table-cell table:style-name="Table1.C1" office:value-type="string">
            <text:p text:style-name="P24">Код возврата</text:p>
          </table:table-cell>
        </table:table-row>
        <table:table-row>
          <table:table-cell table:style-name="Table1.A2" office:value-type="string">
            <text:p text:style-name="P25">Нет файла</text:p>
          </table:table-cell>
          <table:table-cell table:style-name="Table1.A2" office:value-type="string">
            <text:p text:style-name="P19">Ошибка!</text:p>
            <text:p text:style-name="P35">Невозможно открыть файл.</text:p>
          </table:table-cell>
          <table:table-cell table:style-name="Table1.C2" office:value-type="string">
            <text:p text:style-name="P29">15</text:p>
          </table:table-cell>
        </table:table-row>
        <table:table-row>
          <table:table-cell table:style-name="Table1.A2" office:value-type="string">
            <text:p text:style-name="P25">Файл пустой</text:p>
          </table:table-cell>
          <table:table-cell table:style-name="Table1.A2" office:value-type="string">
            <text:p text:style-name="P19">Ошибка!</text:p>
            <text:p text:style-name="P19">Файл пустой.</text:p>
          </table:table-cell>
          <table:table-cell table:style-name="Table1.C2" office:value-type="string">
            <text:p text:style-name="P29">17</text:p>
          </table:table-cell>
        </table:table-row>
        <table:table-row>
          <table:table-cell table:style-name="Table1.A2" office:value-type="string">
            <text:p text:style-name="P25">Неверные размерности матрицы</text:p>
          </table:table-cell>
          <table:table-cell table:style-name="Table1.A2" office:value-type="string">
            <text:p text:style-name="P19">Ошибка!</text:p>
            <text:p text:style-name="P19">Неправильно введены размерности матрицы.</text:p>
          </table:table-cell>
          <table:table-cell table:style-name="Table1.C2" office:value-type="string">
            <text:p text:style-name="P29">4</text:p>
          </table:table-cell>
        </table:table-row>
        <table:table-row>
          <table:table-cell table:style-name="Table1.A2" office:value-type="string">
            <text:p text:style-name="P25">Некорректные данные в ненулевом массиве</text:p>
          </table:table-cell>
          <table:table-cell table:style-name="Table1.A2" office:value-type="string">
            <text:p text:style-name="P19">Ошибка!</text:p>
            <text:p text:style-name="P35">Неправильно введен ненулевой элемент.</text:p>
          </table:table-cell>
          <table:table-cell table:style-name="Table1.C2" office:value-type="string">
            <text:p text:style-name="P29">1</text:p>
          </table:table-cell>
        </table:table-row>
        <table:table-row>
          <table:table-cell table:style-name="Table1.A2" office:value-type="string">
            <text:p text:style-name="P25">Некорректные данные в массиве строк</text:p>
          </table:table-cell>
          <table:table-cell table:style-name="Table1.A2" office:value-type="string">
            <text:p text:style-name="P19">Ошибка!</text:p>
            <text:p text:style-name="P35">Неправильно введена строка элемента.</text:p>
          </table:table-cell>
          <table:table-cell table:style-name="Table1.C2" office:value-type="string">
            <text:p text:style-name="P29">2</text:p>
          </table:table-cell>
        </table:table-row>
        <table:table-row>
          <table:table-cell table:style-name="Table1.A2" office:value-type="string">
            <text:p text:style-name="P25">Некорректные данные в массиве столбцов</text:p>
          </table:table-cell>
          <table:table-cell table:style-name="Table1.A2" office:value-type="string">
            <text:p text:style-name="P19">Ошибка!</text:p>
            <text:p text:style-name="P35">Неправильно введен столбец элемента.</text:p>
          </table:table-cell>
          <table:table-cell table:style-name="Table1.C2" office:value-type="string">
            <text:p text:style-name="P29">3</text:p>
          </table:table-cell>
        </table:table-row>
        <table:table-row>
          <table:table-cell table:style-name="Table1.A2" office:value-type="string">
            <text:p text:style-name="P25">Некорректные данные в ненулевых элементах вектора</text:p>
          </table:table-cell>
          <table:table-cell table:style-name="Table1.A2" office:value-type="string">
            <text:p text:style-name="P19">Ошибка!</text:p>
            <text:p text:style-name="P35">Неправильно введен ненулевой элемент.</text:p>
          </table:table-cell>
          <table:table-cell table:style-name="Table1.C2" office:value-type="string">
            <text:p text:style-name="P29">1</text:p>
          </table:table-cell>
        </table:table-row>
        <table:table-row>
          <table:table-cell table:style-name="Table1.A2" office:value-type="string">
            <text:p text:style-name="P25">Некорректные данные в массиве столбцов вектора</text:p>
          </table:table-cell>
          <table:table-cell table:style-name="Table1.A2" office:value-type="string">
            <text:p text:style-name="P19">Ошибка!</text:p>
            <text:p text:style-name="P35">Неправильно введен столбец элемента.</text:p>
          </table:table-cell>
          <table:table-cell table:style-name="Table1.C2" office:value-type="string">
            <text:p text:style-name="P29">3</text:p>
          </table:table-cell>
        </table:table-row>
        <table:table-row>
          <table:table-cell table:style-name="Table1.A2" office:value-type="string">
            <text:p text:style-name="P25">Неверные размерности в файле <text:s/></text:p>
          </table:table-cell>
          <table:table-cell table:style-name="Table1.A2" office:value-type="string">
            <text:p text:style-name="P19">Ошибка!</text:p>
            <text:p text:style-name="P19">Неправильные размерности матрицы в файле.</text:p>
          </table:table-cell>
          <table:table-cell table:style-name="Table1.C2" office:value-type="string">
            <text:p text:style-name="P29">5</text:p>
          </table:table-cell>
        </table:table-row>
        <table:table-row>
          <table:table-cell table:style-name="Table1.A2" office:value-type="string">
            <text:p text:style-name="P25">Некорректные данные в ненулевом массиве в файле</text:p>
          </table:table-cell>
          <table:table-cell table:style-name="Table1.A2" office:value-type="string">
            <text:p text:style-name="P19">Ошибка!</text:p>
            <text:p text:style-name="P19">Неверный формат массива ненулевых элементов в файле.</text:p>
          </table:table-cell>
          <table:table-cell table:style-name="Table1.C2" office:value-type="string">
            <text:p text:style-name="P29">6</text:p>
          </table:table-cell>
        </table:table-row>
        <table:table-row>
          <table:table-cell table:style-name="Table1.A2" office:value-type="string">
            <text:p text:style-name="P25">Некорректные данные в массиве строк в файле</text:p>
          </table:table-cell>
          <table:table-cell table:style-name="Table1.A2" office:value-type="string">
            <text:p text:style-name="P19">Ошибка!</text:p>
            <text:p text:style-name="P19">Неверный формат массива строк элементов в файле.</text:p>
          </table:table-cell>
          <table:table-cell table:style-name="Table1.C2" office:value-type="string">
            <text:p text:style-name="P29">8</text:p>
          </table:table-cell>
        </table:table-row>
        <text:soft-page-break/>
        <table:table-row table:style-name="Table1.13">
          <table:table-cell table:style-name="Table1.A2" office:value-type="string">
            <text:p text:style-name="P26">Некорректные данные в массиве столбцов <text:span text:style-name="T1">в файле</text:span></text:p>
          </table:table-cell>
          <table:table-cell table:style-name="Table1.A2" office:value-type="string">
            <text:p text:style-name="P19">Ошибка!</text:p>
            <text:p text:style-name="P19">Неверный формат массива столбцов элементов в файле.</text:p>
          </table:table-cell>
          <table:table-cell table:style-name="Table1.C2" office:value-type="string">
            <text:p text:style-name="P29">9</text:p>
          </table:table-cell>
        </table:table-row>
        <table:table-row>
          <table:table-cell table:style-name="Table1.A2" office:value-type="string">
            <text:p text:style-name="P26">Некорректные данные в ненулевых элементах вектора <text:span text:style-name="T1">в файле</text:span></text:p>
          </table:table-cell>
          <table:table-cell table:style-name="Table1.A2" office:value-type="string">
            <text:p text:style-name="P15">Ошибка!</text:p>
            <text:p text:style-name="P15">Неверный формат массива ненулевых элементов <text:s/>в файле.</text:p>
          </table:table-cell>
          <table:table-cell table:style-name="Table1.C2" office:value-type="string">
            <text:p text:style-name="P29">6</text:p>
          </table:table-cell>
        </table:table-row>
        <table:table-row>
          <table:table-cell table:style-name="Table1.A2" office:value-type="string">
            <text:p text:style-name="P26">Некорректные данные в массиве столбцов вектора <text:span text:style-name="T1">в файле</text:span></text:p>
          </table:table-cell>
          <table:table-cell table:style-name="Table1.A2" office:value-type="string">
            <text:p text:style-name="P19">Ошибка!</text:p>
            <text:p text:style-name="P15">Неверный формат массива столб<text:span text:style-name="T3">ц</text:span>ов элементов в файле.</text:p>
          </table:table-cell>
          <table:table-cell table:style-name="Table1.C2" office:value-type="string">
            <text:p text:style-name="P29">9</text:p>
            <text:p text:style-name="P29"/>
          </table:table-cell>
        </table:table-row>
        <table:table-row>
          <table:table-cell table:style-name="Table1.A2" office:value-type="string">
            <text:p text:style-name="P27">Неверно введено имя файла</text:p>
          </table:table-cell>
          <table:table-cell table:style-name="Table1.A2" office:value-type="string">
            <text:p text:style-name="P19">Ошибка!</text:p>
            <text:p text:style-name="P20">Неправильно введено имя файла.</text:p>
          </table:table-cell>
          <table:table-cell table:style-name="Table1.C2" office:value-type="string">
            <text:p text:style-name="P29">10</text:p>
          </table:table-cell>
        </table:table-row>
        <table:table-row>
          <table:table-cell table:style-name="Table1.A2" office:value-type="string">
            <text:p text:style-name="P27">Матрица пустая</text:p>
          </table:table-cell>
          <table:table-cell table:style-name="Table1.A2" office:value-type="string">
            <text:p text:style-name="P19">Ошибка!</text:p>
            <text:p text:style-name="P28">Матрица пустая.</text:p>
          </table:table-cell>
          <table:table-cell table:style-name="Table1.C2" office:value-type="string">
            <text:p text:style-name="P29">7</text:p>
          </table:table-cell>
        </table:table-row>
        <table:table-row>
          <table:table-cell table:style-name="Table1.A2" office:value-type="string">
            <text:p text:style-name="P27">Неверная длина массива ненулевых элементов в файле</text:p>
          </table:table-cell>
          <table:table-cell table:style-name="Table1.A2" office:value-type="string">
            <text:p text:style-name="P19">Ошибка!</text:p>
            <text:p text:style-name="P28">Неверная длина массива ненулевых элементов в файле.</text:p>
          </table:table-cell>
          <table:table-cell table:style-name="Table1.C2" office:value-type="string">
            <text:p text:style-name="P29">11</text:p>
          </table:table-cell>
        </table:table-row>
        <table:table-row>
          <table:table-cell table:style-name="Table1.A2" office:value-type="string">
            <text:p text:style-name="P27">Неверная длина массива строк в файле</text:p>
          </table:table-cell>
          <table:table-cell table:style-name="Table1.A2" office:value-type="string">
            <text:p text:style-name="P19">Ошибка!</text:p>
            <text:p text:style-name="P28">Неверная длина массива строк <text:span text:style-name="T3">элементов </text:span>в файле</text:p>
          </table:table-cell>
          <table:table-cell table:style-name="Table1.C2" office:value-type="string">
            <text:p text:style-name="P29">12</text:p>
          </table:table-cell>
        </table:table-row>
        <table:table-row>
          <table:table-cell table:style-name="Table1.A2" office:value-type="string">
            <text:p text:style-name="P27">Неверная длина массива столбцов в файле</text:p>
          </table:table-cell>
          <table:table-cell table:style-name="Table1.A2" office:value-type="string">
            <text:p text:style-name="P19">Ошибка!</text:p>
            <text:p text:style-name="P28">Неверная длина массива столбцов <text:span text:style-name="T3">элементов </text:span>в файле</text:p>
          </table:table-cell>
          <table:table-cell table:style-name="Table1.C2" office:value-type="string">
            <text:p text:style-name="P29">13</text:p>
          </table:table-cell>
        </table:table-row>
        <table:table-row>
          <table:table-cell table:style-name="Table1.A2" office:value-type="string">
            <text:p text:style-name="P27">Неверная длина массива <text:span text:style-name="T2">ненулевых элементов вектора-строки в файле</text:span></text:p>
          </table:table-cell>
          <table:table-cell table:style-name="Table1.A2" office:value-type="string">
            <text:p text:style-name="P19">Ошибка!</text:p>
            <text:p text:style-name="P16">Неверн<text:span text:style-name="T3">ая</text:span> <text:span text:style-name="T3">длина</text:span> массива <text:span text:style-name="T3">ненулевых</text:span> элементов вектора-строки в файле.</text:p>
          </table:table-cell>
          <table:table-cell table:style-name="Table1.C2" office:value-type="string">
            <text:p text:style-name="P29">14</text:p>
          </table:table-cell>
        </table:table-row>
        <table:table-row>
          <table:table-cell table:style-name="Table1.A2" office:value-type="string">
            <text:p text:style-name="P27">Неверная длина массива столбцов<text:span text:style-name="T2"> элементов вектора-строки в файле</text:span></text:p>
          </table:table-cell>
          <table:table-cell table:style-name="Table1.A2" office:value-type="string">
            <text:p text:style-name="P19">Ошибка!</text:p>
            <text:p text:style-name="P16">Неверн<text:span text:style-name="T3">ая</text:span> <text:span text:style-name="T3">длина</text:span> массива столб<text:span text:style-name="T3">ц</text:span>ов элементов вектора-строки в файле.</text:p>
          </table:table-cell>
          <table:table-cell table:style-name="Table1.C2" office:value-type="string">
            <text:p text:style-name="P29">18</text:p>
          </table:table-cell>
        </table:table-row>
        <table:table-row>
          <table:table-cell table:style-name="Table1.A2" office:value-type="string">
            <text:p text:style-name="P30">Матрица 20 на 20 заполнена на 1 процент</text:p>
          </table:table-cell>
          <table:table-cell table:style-name="Table1.A2" office:value-type="string">
            <text:p text:style-name="P21">Результат умножения в коорднатной форме , замеры времени и памяти</text:p>
          </table:table-cell>
          <table:table-cell table:style-name="Table1.C2" office:value-type="string">
            <text:p text:style-name="P22">0</text:p>
          </table:table-cell>
        </table:table-row>
        <text:soft-page-break/>
        <table:table-row>
          <table:table-cell table:style-name="Table1.A2" office:value-type="string">
            <text:p text:style-name="P30">Матрица 20 на 20 заполнена на 10 процентов</text:p>
          </table:table-cell>
          <table:table-cell table:style-name="Table1.A2" office:value-type="string">
            <text:p text:style-name="P21">Результат умножения в коорднатной форме , замеры времени и памяти</text:p>
          </table:table-cell>
          <table:table-cell table:style-name="Table1.C2" office:value-type="string">
            <text:p text:style-name="P22">0</text:p>
          </table:table-cell>
        </table:table-row>
        <table:table-row>
          <table:table-cell table:style-name="Table1.A2" office:value-type="string">
            <text:p text:style-name="P31">Матрица 20 на 20 заполнена на <text:span text:style-name="T4">3</text:span>0 процентов</text:p>
          </table:table-cell>
          <table:table-cell table:style-name="Table1.A2" office:value-type="string">
            <text:p text:style-name="P21">Результат умножения в коорднатной форме , замеры времени и памяти</text:p>
          </table:table-cell>
          <table:table-cell table:style-name="Table1.C2" office:value-type="string">
            <text:p text:style-name="P22">0</text:p>
          </table:table-cell>
        </table:table-row>
        <table:table-row>
          <table:table-cell table:style-name="Table1.A2" office:value-type="string">
            <text:p text:style-name="P32">Матрица 20 на 20 заполнена на <text:span text:style-name="T4">5</text:span>0 процентов</text:p>
          </table:table-cell>
          <table:table-cell table:style-name="Table1.A2" office:value-type="string">
            <text:p text:style-name="P21">Результат умножения в коорднатной форме , замеры времени и памяти</text:p>
          </table:table-cell>
          <table:table-cell table:style-name="Table1.C2" office:value-type="string">
            <text:p text:style-name="P22">0</text:p>
          </table:table-cell>
        </table:table-row>
        <table:table-row>
          <table:table-cell table:style-name="Table1.A2" office:value-type="string">
            <text:p text:style-name="P32">Матрица 20 на 20 заполнена на <text:span text:style-name="T4">65</text:span> процентов</text:p>
          </table:table-cell>
          <table:table-cell table:style-name="Table1.A2" office:value-type="string">
            <text:p text:style-name="P21">Результат умножения в коорднатной форме , замеры времени и памяти</text:p>
          </table:table-cell>
          <table:table-cell table:style-name="Table1.C2" office:value-type="string">
            <text:p text:style-name="P22">0</text:p>
          </table:table-cell>
        </table:table-row>
        <table:table-row>
          <table:table-cell table:style-name="Table1.A2" office:value-type="string">
            <text:p text:style-name="P33">Матрица 20 на 20 заполнена на <text:span text:style-name="T5">8</text:span>0 процентов</text:p>
          </table:table-cell>
          <table:table-cell table:style-name="Table1.A2" office:value-type="string">
            <text:p text:style-name="P21">Результат умножения в коорднатной форме , замеры времени и памяти</text:p>
          </table:table-cell>
          <table:table-cell table:style-name="Table1.C2" office:value-type="string">
            <text:p text:style-name="P22">0</text:p>
          </table:table-cell>
        </table:table-row>
        <table:table-row>
          <table:table-cell table:style-name="Table1.A2" office:value-type="string">
            <text:p text:style-name="P33">Матрица 20 на 20 заполнена на 10<text:span text:style-name="T5">0</text:span> процентов</text:p>
          </table:table-cell>
          <table:table-cell table:style-name="Table1.A2" office:value-type="string">
            <text:p text:style-name="P21">Результат умножения в коорднатной форме , замеры времени и памяти</text:p>
          </table:table-cell>
          <table:table-cell table:style-name="Table1.C2" office:value-type="string">
            <text:p text:style-name="P22">0</text:p>
          </table:table-cell>
        </table:table-row>
      </table:table>
      <text:p text:style-name="P14"/>
      <text:p text:style-name="P3">Результаты замеров времени и памяти:</text:p>
      <text:p text:style-name="P17"/>
      <text:p text:style-name="P17">Замеряем умножение матрицы размерностью <text:span text:style-name="T11">10</text:span>0х<text:span text:style-name="T11">10</text:span>0 <text:s/>на вектор длиной <text:span text:style-name="T11">100</text:span>, вектор заполнен на <text:span text:style-name="T11">10</text:span>0%.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22">Процент заполнения матрицы</text:p>
          </table:table-cell>
          <table:table-cell table:style-name="Table2.A1" office:value-type="string">
            <text:p text:style-name="P22">Время умножения стандартным способом в секундах</text:p>
          </table:table-cell>
          <table:table-cell table:style-name="Table2.A1" office:value-type="string">
            <text:p text:style-name="P22">Время умножения разреженных матриц в секундах</text:p>
          </table:table-cell>
          <table:table-cell table:style-name="Table2.A1" office:value-type="string">
            <text:p text:style-name="P22">Память затраченная на стандертное умножение</text:p>
          </table:table-cell>
          <table:table-cell table:style-name="Table2.E1" office:value-type="string">
            <text:p text:style-name="P22">Память затраченная на умножение разреженных матриц</text:p>
          </table:table-cell>
        </table:table-row>
        <table:table-row>
          <table:table-cell table:style-name="Table2.A2" office:value-type="string">
            <text:p text:style-name="P22">1</text:p>
          </table:table-cell>
          <table:table-cell table:style-name="Table2.A2" office:value-type="string">
            <text:p text:style-name="P23">0.008165</text:p>
          </table:table-cell>
          <table:table-cell table:style-name="Table2.A2" office:value-type="string">
            <text:p text:style-name="P23">0.000<text:span text:style-name="T13">274</text:span></text:p>
          </table:table-cell>
          <table:table-cell table:style-name="Table2.A2" office:value-type="string">
            <text:p text:style-name="P23">40824</text:p>
          </table:table-cell>
          <table:table-cell table:style-name="Table2.E2" office:value-type="string">
            <text:p text:style-name="P23">3184</text:p>
          </table:table-cell>
        </table:table-row>
        <table:table-row>
          <table:table-cell table:style-name="Table2.A2" office:value-type="string">
            <text:p text:style-name="P22">10</text:p>
          </table:table-cell>
          <table:table-cell table:style-name="Table2.A2" office:value-type="string">
            <text:p text:style-name="P23">0.008074</text:p>
          </table:table-cell>
          <table:table-cell table:style-name="Table2.A2" office:value-type="string">
            <text:p text:style-name="P23">0.00<text:span text:style-name="T13">2583</text:span></text:p>
          </table:table-cell>
          <table:table-cell table:style-name="Table2.A2" office:value-type="string">
            <text:p text:style-name="P22">40824</text:p>
          </table:table-cell>
          <table:table-cell table:style-name="Table2.E2" office:value-type="string">
            <text:p text:style-name="P22">10828</text:p>
          </table:table-cell>
        </table:table-row>
        <table:table-row>
          <table:table-cell table:style-name="Table2.A2" office:value-type="string">
            <text:p text:style-name="P22">30</text:p>
          </table:table-cell>
          <table:table-cell table:style-name="Table2.A2" office:value-type="string">
            <text:p text:style-name="P23">0.008334</text:p>
          </table:table-cell>
          <table:table-cell table:style-name="Table2.A2" office:value-type="string">
            <text:p text:style-name="P23">0.00<text:span text:style-name="T13">4356</text:span></text:p>
          </table:table-cell>
          <table:table-cell table:style-name="Table2.A2" office:value-type="string">
            <text:p text:style-name="P47">40824</text:p>
          </table:table-cell>
          <table:table-cell table:style-name="Table2.E2" office:value-type="string">
            <text:p text:style-name="P23">26828</text:p>
          </table:table-cell>
        </table:table-row>
        <table:table-row>
          <table:table-cell table:style-name="Table2.A2" office:value-type="string">
            <text:p text:style-name="P22">50</text:p>
          </table:table-cell>
          <table:table-cell table:style-name="Table2.A2" office:value-type="string">
            <text:p text:style-name="P23">0.007997</text:p>
          </table:table-cell>
          <table:table-cell table:style-name="Table2.A2" office:value-type="string">
            <text:p text:style-name="P23">0.00<text:span text:style-name="T13">8759</text:span></text:p>
          </table:table-cell>
          <table:table-cell table:style-name="Table2.A2" office:value-type="string">
            <text:p text:style-name="P47">40824</text:p>
          </table:table-cell>
          <table:table-cell table:style-name="Table2.E2" office:value-type="string">
            <text:p text:style-name="P23">42828</text:p>
          </table:table-cell>
        </table:table-row>
        <table:table-row>
          <table:table-cell table:style-name="Table2.A2" office:value-type="string">
            <text:p text:style-name="P48">70</text:p>
          </table:table-cell>
          <table:table-cell table:style-name="Table2.A2" office:value-type="string">
            <text:p text:style-name="P23">0.008075</text:p>
          </table:table-cell>
          <table:table-cell table:style-name="Table2.A2" office:value-type="string">
            <text:p text:style-name="P23">0.0<text:span text:style-name="T13">10957</text:span></text:p>
          </table:table-cell>
          <table:table-cell table:style-name="Table2.A2" office:value-type="string">
            <text:p text:style-name="P47">40824</text:p>
          </table:table-cell>
          <table:table-cell table:style-name="Table2.E2" office:value-type="string">
            <text:p text:style-name="P23">58828</text:p>
          </table:table-cell>
        </table:table-row>
        <table:table-row>
          <table:table-cell table:style-name="Table2.A2" office:value-type="string">
            <text:p text:style-name="P22"><text:span text:style-name="T8">9</text:span>0</text:p>
          </table:table-cell>
          <table:table-cell table:style-name="Table2.A2" office:value-type="string">
            <text:p text:style-name="P23">0.008126</text:p>
          </table:table-cell>
          <table:table-cell table:style-name="Table2.A2" office:value-type="string">
            <text:p text:style-name="P23">0.0<text:span text:style-name="T13">16478</text:span></text:p>
          </table:table-cell>
          <table:table-cell table:style-name="Table2.A2" office:value-type="string">
            <text:p text:style-name="P47">40824</text:p>
          </table:table-cell>
          <table:table-cell table:style-name="Table2.E2" office:value-type="string">
            <text:p text:style-name="P23">74828</text:p>
          </table:table-cell>
        </table:table-row>
        <table:table-row>
          <table:table-cell table:style-name="Table2.A2" office:value-type="string">
            <text:p text:style-name="P22">100</text:p>
          </table:table-cell>
          <table:table-cell table:style-name="Table2.A2" office:value-type="string">
            <text:p text:style-name="P23">0.012086</text:p>
          </table:table-cell>
          <table:table-cell table:style-name="Table2.A2" office:value-type="string">
            <text:p text:style-name="P23">0.0<text:span text:style-name="T13">30465</text:span></text:p>
          </table:table-cell>
          <table:table-cell table:style-name="Table2.A2" office:value-type="string">
            <text:p text:style-name="P47">40824</text:p>
          </table:table-cell>
          <table:table-cell table:style-name="Table2.E2" office:value-type="string">
            <text:p text:style-name="P23">82828</text:p>
          </table:table-cell>
        </table:table-row>
      </table:table>
      <text:p text:style-name="P18"/>
      <text:p text:style-name="P42"><text:soft-page-break/><text:span text:style-name="T14">Вывод:</text:span> </text:p>
      <text:p text:style-name="P42"><text:span text:style-name="T15">И</text:span>з результатов понятно что умножение разреженных матриц эффективнее, чем умножение стандартным способом, вплоть до заполнения матрицы на 50%, затем на такое умножение тратится слишком много памяти <text:span text:style-name="T12">и времени по сравнению со стандартным перемножением, </text:span><text:span text:style-name="T15">поэтому, в случаях заполнения матриц больше чем на 50% лучше использовать стандартное умножение, а если матрица все-таки разреженная, легче использовать метод перемножения разреженных матриц</text:span>.</text:p>
      <text:p text:style-name="P18"/>
      <text:p text:style-name="P18"/>
      <text:p text:style-name="P4">Контрольные вопросы:</text:p>
      <text:p text:style-name="P4"/>
      <text:p text:style-name="P8">1. Что такое разреженная матрица, какие схемы хранения таких матриц Вы</text:p>
      <text:p text:style-name="P8">знаете?</text:p>
      <text:p text:style-name="P8"/>
      <text:p text:style-name="P8">Разреженная матрица – это матрица <text:span text:style-name="T6">в которой нулевых элементов больше чем 50%</text:span>.</text:p>
      <text:p text:style-name="P8">Схемы хранения матриц:</text:p>
      <text:p text:style-name="P8">• Связная схема хранения матриц, предложенная Кнутом</text:p>
      <text:p text:style-name="P8">•Схема, предложенная Чангом и Густафссоном, называемая "разреженный</text:p>
      <text:p text:style-name="P8">строчный формат"</text:p>
      <text:p text:style-name="P8"/>
      <text:p text:style-name="P8">2. Каким образом и сколько памяти выделяется под хранение разряженной и</text:p>
      <text:p text:style-name="P8">обычной матрицы?</text:p>
      <text:p text:style-name="P8"/>
      <text:p text:style-name="P8">Для обычной матрицы память выделяется для хранения всех элементов, <text:span text:style-name="T7">в том числе и нулевых</text:span>. Количество памяти, выделяемой под разреженную матрицу зависит от количества ненулевых элементов.</text:p>
      <text:p text:style-name="P8"/>
      <text:p text:style-name="P9">3. Каков принцип обработки разреженной матрицы?</text:p>
      <text:p text:style-name="P10">В разреженной матрице мы обрабатываем только ненулевые элементы.</text:p>
      <text:p text:style-name="P8"/>
      <text:p text:style-name="P8">4. В каком случае для матриц эффективнее применять стандартные</text:p>
      <text:p text:style-name="P8">алгоритмы обработки матриц? От чего это зависит?</text:p>
      <text:p text:style-name="P8">Разреженная матрица эффективна, только когда в массиве много нулевых элементов.</text:p>
      <text:p text:style-name="P8">Если их незначительное количество, то <text:span text:style-name="T7">намного удобнее</text:span> использовать стандартный <text:span text:style-name="T7">способ</text:span> представления и обработки матриц.</text:p>
      <text:p text:style-name="P8"/>
      <text:p text:style-name="P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01:19:56.672359526</meta:creation-date>
    <dc:date>2023-10-24T16:39:58.064028469</dc:date>
    <meta:editing-duration>PT10H30M31S</meta:editing-duration>
    <meta:editing-cycles>23</meta:editing-cycles>
    <meta:generator>LibreOffice/7.3.7.2$Linux_X86_64 LibreOffice_project/30$Build-2</meta:generator>
    <meta:document-statistic meta:table-count="2" meta:image-count="0" meta:object-count="0" meta:page-count="6" meta:paragraph-count="230" meta:word-count="1052" meta:character-count="7243" meta:non-whitespace-character-count="6404"/>
  </office:meta>
</office:document-meta>
</file>